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3" style:family="paragraph" style:parent-style-name="Standard" style:master-page-name="MP0">
      <style:paragraph-properties fo:margin-top="0in" fo:margin-bottom="0in" style:page-number="auto" fo:break-before="page"/>
      <style:text-properties fo:color="#233143" style:font-name="Times New Roman" fo:font-size="13pt" style:font-size-asian="13pt" style:font-name-complex="Arial" style:font-size-complex="13pt"/>
    </style:style>
    <style:style style:name="P4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5" style:family="paragraph" style:parent-style-name="Standard">
      <style:paragraph-properties fo:margin-top="0in" fo:margin-bottom="0in"/>
      <style:text-properties fo:color="#233143" style:font-name="Times New Roman" fo:font-size="20pt" style:font-size-asian="20pt" style:font-name-complex="Arial" style:font-size-complex="20pt"/>
    </style:style>
    <style:style style:name="P6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7" style:family="paragraph" style:parent-style-name="Standard">
      <style:paragraph-properties fo:margin-top="0in" fo:margin-bottom="0in"/>
      <style:text-properties fo:color="#ff3333" style:font-name="Times New Roman" fo:font-size="13pt" style:text-underline-style="none" style:font-size-asian="13pt" style:font-name-complex="Arial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4</text:p>
      <text:p text:style-name="P1"/>
      <text:p text:style-name="P1"/>
      <text:p text:style-name="P1"/>
      <text:p text:style-name="P1"/>
      <text:p text:style-name="P1">reading</text:p>
      <text:p text:style-name="P1">Base class</text:p>
      <text:p text:style-name="P1">Derived class: only one direct base class, not include constructor finalizer</text:p>
      <text:p text:style-name="P1">Transitive c derived from b, b derived from a, c inherit the members from</text:p>
      <text:p text:style-name="P1">struct so not support inheritance, but implement interface</text:p>
      <text:p text:style-name="P1">static constructor to initialize static member, automatically before any instance is created</text:p>
      <text:p text:style-name="P1">abstract must be overridden (unless itself is abstract)</text:p>
      <text:p text:style-name="P1">virtual can be overridden</text:p>
      <text:p text:style-name="P1">new hides an accessible base method</text:p>
      <text:p text:style-name="P1">: base class</text:p>
      <text:p text:style-name="P1">abstract class: cannot be instantiated, zero or more abstract methods, parameters and return type</text:p>
      <text:p text:style-name="P1">interface not is a relationship</text:p>
      <text:p text:style-name="P1">sealed <text:s/>same as final</text:p>
      <text:p text:style-name="P1"/>
      <text:p text:style-name="P1"/>
      <text:p text:style-name="P1"/>
      <text:p text:style-name="P5">Lecture</text:p>
      <text:p text:style-name="P5"/>
      <text:p text:style-name="P1">See <text:span text:style-name="T1">HelloVisualStudio.ConsoleApp</text:span> and <text:span text:style-name="T1">HelloVisualStudio.Library</text:span> for notes</text:p>
      <text:p text:style-name="P2">/// xml comment – required for project 0</text:p>
      <text:p text:style-name="P2">inaccessible due to its protection level – access modifiers wrong</text:p>
      <text:p text:style-name="P2">static methods cant implement interface, do not have inheritance</text:p>
      <text:p text:style-name="P2"/>
      <text:p text:style-name="P2">move files between projects = copy and paste files, need to remove duplicates</text:p>
      <text:p text:style-name="P7">namespace help prevent naming conflicts, what does namespace do?</text:p>
      <text:p text:style-name="P2"><text:span text:style-name="T2">project by default cannot see each other at all, need reference files</text:span></text:p>
      <text:p text:style-name="P2"><text:span text:style-name="T2">1. Manual: </text:span>command line go to the folder that needs to see(consoleApp needs to see libray)</text:p>
      <text:p text:style-name="P2">dotnet add ref path → consoleApp.cproj file( see snippet “dependency”)</text:p>
      <text:p text:style-name="P2">2. Visual Studio GUI: project dependedcy, add project reference, check</text:p>
      <text:p text:style-name="P2"/>
      <text:p text:style-name="P2"/>
      <text:p text:style-name="P2">extract Interface → all public methods</text:p>
      <text:p text:style-name="P2"><text:soft-page-break/>beginning ???</text:p>
      <text:p text:style-name="P2">delegates method that runs a method (function)</text:p>
      <text:p text:style-name="P2"/>
      <text:p text:style-name="P2">lambda expression</text:p>
      <text:p text:style-name="P2">chooser = (string lastPlay) =&gt; { return “r”};</text:p>
      <text:p text:style-name="P2">chooser = x =&gt; “r”;</text:p>
      <text:p text:style-name="P2">doesnt have to be x, common choice</text:p>
      <text:p text:style-name="P2">link expression</text:p>
      <text:p text:style-name="P2">third return</text:p>
      <text:p text:style-name="P2">Func&lt;int,int,int&gt; add = (a,b) =&gt; a+b; </text:p>
      <text:p text:style-name="P2">a int a string</text:p>
      <text:p text:style-name="P2">Action&lt;int,string&gt; idk = (a,b) =&gt; {Console.WriteLine(a+b);};</text:p>
      <text:p text:style-name="P2">end of func??</text:p>
      <text:p text:style-name="P2">events</text:p>
      <text:p text:style-name="P2">+= subscribe action</text:p>
      <text:p text:style-name="P2">-= unsub</text:p>
      <text:p text:style-name="P2"/>
      <text:p text:style-name="P2">x =&gt; x ?? “r” if x is null x = r</text:p>
      <text:p text:style-name="P2">when noone sub an event, but fired ,will get an expcetion</text:p>
      <text:p text:style-name="P2">WinHappended?.Invoke(); catch null exception</text:p>
      <text:p text:style-name="P2"/>
      <text:p text:style-name="P2">cant store on CLR, wiped afterwards</text:p>
      <text:p text:style-name="P2">serialization/ deserialization: send stream of data(bytes)</text:p>
      <text:p text:style-name="P2">serialization format???</text:p>
      <text:p text:style-name="P2">Read()</text:p>
      <text:p text:style-name="P2">{</text:p>
      <text:p text:style-name="P2"><text:tab/>readalltext</text:p>
      <text:p text:style-name="P2"><text:tab/>Score data = JsonSerializer.Deserialize&lt;score&gt;(json)</text:p>
      <text:p text:style-name="P2">}</text:p>
      <text:p text:style-name="P2">Write</text:p>
      <text:p text:style-name="P2">write all text</text:p>
      <text:p text:style-name="P2">string jason = JasonSerializer.Serialize(data);</text:p>
      <text:p text:style-name="P2">call it after the Main() method</text:p>
      <text:p text:style-name="P2">data stored relative to the csproj folder </text:p>
      <text:p text:style-name="P2">customize Jsonpropertyname</text:p>
      <text:p text:style-name="P2">IDisposible</text:p>
      <text:p text:style-name="P2">writer,write(json);</text:p>
      <text:p text:style-name="P2">writer.close()</text:p>
      <text:p text:style-name="P2">finally for cleaning up</text:p>
      <text:p text:style-name="P2">version 3 using</text:p>
      <text:p text:style-name="P2">using expression/statement, doesnt check exception</text:p>
      <text:p text:style-name="P2"><text:soft-page-break/></text:p>
      <text:p text:style-name="P2">besides access modifiers, other modifiers</text:p>
      <text:p text:style-name="P2">abstract</text:p>
      <text:p text:style-name="P2">default value</text:p>
      <text:p text:style-name="P2">property =&gt; x set initia value</text:p>
      <text:p text:style-name="P2">C# disable overriding by default. Children only add new stuff</text:p>
      <text:p text:style-name="P2">virtual member can be overriden in dervied class</text:p>
      <text:p text:style-name="P2">children override explicit</text:p>
      <text:p text:style-name="P2">new method hiding shouldn't do it, <text:s/>allows a child to have a method that has the same name from the prent</text:p>
      <text:p text:style-name="P2">which method called dependes on the type of the object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6T06:33:44.74</dc:date>
    <meta:editing-cycles>22</meta:editing-cycles>
    <meta:editing-duration>P1DT6H4M59S</meta:editing-duration>
    <meta:document-statistic meta:table-count="0" meta:image-count="0" meta:object-count="0" meta:page-count="3" meta:paragraph-count="73" meta:word-count="417" meta:character-count="26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